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/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 table:number-rows-repeated="1048564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Munka1.A1:Munka1.A11" table:display-filter-buttons="true">
          <table:filter>
            <table:filter-or>
              <table:filter-condition table:value="a" table:operator="=" table:field-number="0">
                <table:filter-set-item table:value="a"/>
                <table:filter-set-item table:value="b"/>
              </table:filter-condition>
              <table:filter-condition table:data-type="number" table:value="" table:operator="empty" table:field-number="0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number number:decimal-places="0" number:min-decimal-places="0" number:min-integer-digits="1" number:grouping="true"/>
      <number:text> Ft</number:text>
    </number:number-style>
    <number:number-style style:name="N148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Ft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Ft</number:text>
    </number:number-style>
    <number:number-style style:name="N150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Ft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1P0"/>
    </number:number-style>
    <number:date-style style:name="N152">
      <number:year number:style="long"/>
      <number:text>.</number:text>
      <number:month number:style="long"/>
      <number:text>.</number:text>
      <number:day number:style="long"/>
    </number:date-style>
    <number:date-style style:name="N153">
      <number:day number:style="long"/>
      <number:text>.</number:text>
      <number:month number:textual="true"/>
      <number:text>.</number:text>
      <number:year/>
    </number:date-style>
    <number:date-style style:name="N154">
      <number:day number:style="long"/>
      <number:text>.</number:text>
      <number:month number:textual="true"/>
    </number:date-style>
    <number:date-style style:name="N155">
      <number:month number:textual="true"/>
      <number:text>.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9P0" style:volatile="true">
      <number:number number:decimal-places="0" number:min-decimal-places="0" number:min-integer-digits="1" number:grouping="true"/>
      <number:text>    </number:text>
    </number:number-style>
    <number:number-style style:name="N159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  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2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3P2" style:volatile="true">
      <number:text> </number:text>
      <number:fill-character> </number:fill-character>
      <number:text>-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4P2" style:volatile="true">
      <number:text> </number:text>
      <number:fill-character> </number:fill-character>
      <number:text>- Ft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Munka1" style:display-name="PageStyle_Munk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6T09:37:48</meta:creation-date>
    <dc:date>2022-12-06T09:37:58</dc:date>
    <meta:generator>LibreOfficeDev/7.5.0.0.alpha1$Windows_X86_64 LibreOffice_project/05eb5e487455dfaa0947c704c2ae06544d1f9253</meta:generator>
    <meta:document-statistic meta:table-count="1" meta:cell-count="9" meta:object-count="0"/>
    <meta:user-defined meta:name="AppVersion">16.0300</meta:user-defined>
  </office:meta>
</office:document-meta>
</file>